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center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6 November 2014</text:p>
      <text:p text:style-name="P2">Bibliography</text:p>
      <text:p text:style-name="P3">Bartal, Shaul. "The Palestinian Refugee Problem Resolved." Middle East Quarterly 20, no. 4 (Fall 2013): 29-40. Academic Search Premier, EBSCOhost (accessed November 16, 2014).</text:p>
      <text:p text:style-name="P3">Dajani Daoudi, Mohammed S., and Zeina M. Barakat. "Israelis and Palestinians: Contested Narratives." Israel Studies 18, no. 2 (Summer2013 2013): 53-69. Academic Search Premier, EBSCOhost (accessed November 16, 2014).</text:p>
      <text:p text:style-name="P3">Herzog, Chaim. <text:span text:style-name="T1">The Arab-Israeli wars: war and peace in the Middle East from the War of Independence to Lebanon</text:span>. London: Arms and Armour, 1984.</text:p>
      <text:p text:style-name="P3">Kurzman, Dan. <text:span text:style-name="T1">Genesis 1948; the first Arab-Israeli war</text:span>. New York: World Pub. Co, 1970.</text:p>
      <text:p text:style-name="P3">Lorch, Netanel. <text:s/>“Israel’s War of Independence (1947-1949).” <text:s/>Israel Ministry of Foreign Affairs. <text:s/>Accessed 16 November 2014. <text:s/>&lt;<text:a xlink:type="simple" xlink:href="http://mfa.gov.il/" text:style-name="Internet_20_link" text:visited-style-name="Visited_20_Internet_20_Link">http://mfa.gov.il</text:a>&gt;.</text:p>
      <text:p text:style-name="P3">Morris, Benny. <text:s/><text:span text:style-name="T1">1948: A History of the First Arab-Israeli War</text:span>. <text:s/>New Haven: Yale University Press, 2008.</text:p>
      <text:p text:style-name="P3">Pappé, Ilan. <text:s/><text:span text:style-name="T1">The Making of the Arab-Israeli Conflict, 1947-51</text:span>. <text:s/>London: I.B. Tauris &amp; Co Ltd, 1992.</text:p>
      <text:p text:style-name="P3">Tal, David. <text:s/><text:span text:style-name="T1">War in Palestine 1948: Strategy and Diplomacy</text:span>. <text:s/>London: Routledge Taylor and Francis Group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5:34:51</meta:creation-date>
    <dc:date>2014-11-16T20:10:40</dc:date>
    <dc:creator>Will Kaufman</dc:creator>
    <meta:editing-duration>PT4H33M17S</meta:editing-duration>
    <meta:editing-cycles>23</meta:editing-cycles>
    <meta:generator>OpenOffice/4.1.1$Unix OpenOffice.org_project/411m6$Build-9775</meta:generator>
    <meta:document-statistic meta:table-count="0" meta:image-count="0" meta:object-count="0" meta:page-count="1" meta:paragraph-count="13" meta:word-count="166" meta:character-count="1148"/>
  </office:meta>
</office:document-meta>
</file>